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Test1 neu2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2F5496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F5496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2F5496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2F5496"/>
    </style:style>
    <style:style style:name="IntensivesZitat" style:display-name="Intensives Zitat" style:family="paragraph" style:parent-style-name="Standard" style:next-style-name="Standard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2F5496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ns Kunz</meta:initial-creator>
    <dc:creator>Jens Kunz</dc:creator>
    <meta:creation-date>2025-05-13T18:24:00Z</meta:creation-date>
    <dc:date>2025-05-16T19:13:00Z</dc:date>
    <meta:template xlink:href="Normal" xlink:type="simple"/>
    <meta:editing-cycles>6</meta:editing-cycles>
    <meta:editing-duration>PT0S</meta:editing-duration>
    <meta:document-statistic meta:page-count="1" meta:paragraph-count="1" meta:word-count="1" meta:character-count="10" meta:row-count="1" meta:non-whitespace-character-count="10"/>
  </office:meta>
</office:document-meta>
</file>